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P12" style:family="paragraph" style:parent-style-name="Standard">
      <style:text-properties officeooo:rsid="0010b8d8" officeooo:paragraph-rsid="0010b8d8" fo:background-color="#ffff00"/>
    </style:style>
    <style:style style:name="P13" style:family="paragraph" style:parent-style-name="Standard">
      <style:text-properties officeooo:rsid="000a7e71" officeooo:paragraph-rsid="000f686f" fo:background-color="#ffff00"/>
    </style:style>
    <style:style style:name="P14" style:family="paragraph" style:parent-style-name="Standard">
      <style:text-properties officeooo:rsid="00057ba3" officeooo:paragraph-rsid="00057ba3" fo:background-color="#ffff00"/>
    </style:style>
    <style:style style:name="P15" style:family="paragraph" style:parent-style-name="Standard">
      <style:text-properties officeooo:rsid="00057ba3" officeooo:paragraph-rsid="0010e1e5" fo:background-color="#ffff00"/>
    </style:style>
    <style:style style:name="P16" style:family="paragraph" style:parent-style-name="Standard">
      <style:text-properties officeooo:rsid="00057ba3" officeooo:paragraph-rsid="0010e4c9" fo:background-color="#ffff00"/>
    </style:style>
    <style:style style:name="P17" style:family="paragraph" style:parent-style-name="Standard">
      <style:text-properties officeooo:rsid="00057ba3" officeooo:paragraph-rsid="0006d71f" fo:background-color="#ffff00"/>
    </style:style>
    <style:style style:name="P18" style:family="paragraph" style:parent-style-name="Standard">
      <style:text-properties officeooo:rsid="0010e1e5" officeooo:paragraph-rsid="0010e1e5" fo:background-color="#ffff00"/>
    </style:style>
    <style:style style:name="P19" style:family="paragraph" style:parent-style-name="Standard">
      <style:text-properties officeooo:rsid="0009a04a" officeooo:paragraph-rsid="0009a04a"/>
    </style:style>
    <style:style style:name="P20" style:family="paragraph" style:parent-style-name="Standard">
      <style:text-properties officeooo:rsid="000a7e71" officeooo:paragraph-rsid="000a7e71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0e1e5"/>
    </style:style>
    <style:style style:name="T12" style:family="text">
      <style:text-properties officeooo:rsid="0010e4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11"/>
      <text:p text:style-name="P12">create database basex</text:p>
      <text:p text:style-name="P11"/>
      <text:p text:style-name="P9">-conectarse a base basex como usuario postgres </text:p>
      <text:p text:style-name="P9"/>
      <text:p text:style-name="P13">\c basex postgres;</text:p>
      <text:p text:style-name="P9"/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5">create user u1 with password 'u1';</text:p>
      <text:p text:style-name="P15">create user u<text:span text:style-name="T11">2</text:span> with password 'u<text:span text:style-name="T11">2</text:span>';</text:p>
      <text:p text:style-name="P15">create user u<text:span text:style-name="T11">3</text:span> with password 'u<text:span text:style-name="T11">3</text:span>';</text:p>
      <text:p text:style-name="P15"/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8">create schema e1;</text:p>
      <text:p text:style-name="P18">alter schema e1 owner to u1;</text:p>
      <text:p text:style-name="P1"><text:tab/>e2 <text:s/>propiedade de u2</text:p>
      <text:p text:style-name="P18">create schema e2;</text:p>
      <text:p text:style-name="P18">alter schema e2 owner to u2;</text:p>
      <text:p text:style-name="P2"><text:span text:style-name="T2"><text:s text:c="12"/></text:span>e<text:span text:style-name="T2">3</text:span> <text:s/>propiedade de u<text:span text:style-name="T2">3</text:span></text:p>
      <text:p text:style-name="P18">create schema e3;</text:p>
      <text:p text:style-name="P18">alter schema e3 owner to u3;</text:p>
      <text:p text:style-name="P18"/>
      <text:p text:style-name="P1">o usuario u1 debe crear una taboa no seu esquema e1 <text:s/>chamada basex_e1_u1_t1 con dous campos: codigo e nome , de tipos integer e varchar(20) respectivamente </text:p>
      <text:p text:style-name="P1"/>
      <text:p text:style-name="P14">grant connect ON DATABASE basex TO u1;</text:p>
      <text:p text:style-name="P14">\c basex u1;</text:p>
      <text:p text:style-name="P14">create table e1.basex_e1_u1_t1 (codigo integer,nome varchar(20));</text:p>
      <text:p text:style-name="P1"/>
      <text:p text:style-name="P1">o usuario u2 debe crear una taboa no seu esquema e2 chamada basex_e2_u2_t1con dous campos: codigo e nome , de tipos integer e varchar(20) respectivamente</text:p>
      <text:p text:style-name="P1"/>
      <text:p text:style-name="P16">grant connect ON DATABASE basex TO u<text:span text:style-name="T12">2</text:span>;</text:p>
      <text:p text:style-name="P16">\c basex u<text:span text:style-name="T12">2</text:span>;</text:p>
      <text:p text:style-name="P16">create table e<text:span text:style-name="T12">2</text:span>.basex_e<text:span text:style-name="T12">2</text:span>_u<text:span text:style-name="T12">2</text:span>_t1 (codigo integer,nome varchar(20));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/>
      <text:p text:style-name="P17">grant usage on schema e2 to u1;</text:p>
      <text:p text:style-name="P17">grant select on e2.basex_e2_u2_t1 to u1;</text:p>
      <text:p text:style-name="P2"/>
      <text:p text:style-name="P2"/>
      <text:p text:style-name="P2"><text:soft-page-break/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/>
      <text:p text:style-name="P17">\c basex u1;</text:p>
      <text:p text:style-name="P17">grant usage on schema e1 to u2;</text:p>
      <text:p text:style-name="P17">grant select on e1.basex_e1_u1_t1 to u2;</text:p>
      <text:p text:style-name="P2"/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2"/>
      <text:p text:style-name="P17">grant usage on schema e1 to u2 with grant option;</text:p>
      <text:p text:style-name="P17">grant insert on e1.basex_e1_u1_t1 to u2 with grant option;</text:p>
      <text:p text:style-name="P2"/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"/>
      <text:p text:style-name="P14">\c basex u2;</text:p>
      <text:p text:style-name="P14">grant usage on schema e1 to u3;</text:p>
      <text:p text:style-name="P14">grant insert on e1.basex_e1_u1_t1 to u3;</text:p>
      <text:p text:style-name="P1"/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/>
      <text:p text:style-name="P7">c) conectado como usuario u1;</text:p>
      <text:p text:style-name="P3"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/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/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5-04T13:00:45.645924025</dc:date>
    <meta:editing-duration>PT33M4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475" meta:character-count="2975" meta:non-whitespace-character-count="2519"/>
  </office:meta>
</office:document-meta>
</file>